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约定</text:h>
      <text:p text:style-name="Standard"/>
      <text:p text:style-name="Standard"/>
      <text:h text:style-name="Heading_20_2" text:outline-level="2">- 文档约定</text:h>
      <text:p text:style-name="Standard">* 文档类型包括txt文件,doc(odt)文档,图片</text:p>
      <text:p text:style-name="Standard">* 文档项若包含子项,则该项前添加'-',并添加1空格</text:p>
      <text:p text:style-name="Standard">* 二级以上子项前使用tab缩进</text:p>
      <text:p text:style-name="Standard">* 子项前添加'*',并添加1空格;若不表示次序,不使用数字</text:p>
      <text:p text:style-name="Standard">* 文档中各标题及子项间隔2行</text:p>
      <text:p text:style-name="Standard"/>
      <text:p text:style-name="Standard"/>
      <text:h text:style-name="Heading_20_2" text:outline-level="2">- 代码约定</text:h>
      <text:p text:style-name="Standard">* 类名前缀: CB</text:p>
      <text:p text:style-name="Standard">* 类成员前加'm',成员名首字母大写,如mMemberValue</text:p>
      <text:p text:style-name="Standard">* 类方法首字母小写,其余单词首字母大写</text:p>
      <text:p text:style-name="Standard">*函数参数首字母小写,其余首字母大写, 函数后大括号与参数列表间隔一空格,如<text:span text:style-name="T1">public</text:span><text:span text:style-name="T2"> </text:span><text:span text:style-name="T1">void</text:span><text:span text:style-name="T2"> onCreate(Bundle </text:span><text:span text:style-name="T3">savedInstanceState</text:span><text:span text:style-name="T2">) {</text:span></text:p>
      <text:p text:style-name="P1"/>
      <text:list xml:id="list182949673" text:style-name="L1">
        <text:list-header>
          <text:p text:style-name="P2">}</text:p>
        </text:list-header>
      </text:list>
      <text:p text:style-name="Standard">* 代码缩进单位为tab</text:p>
      <text:p text:style-name="Standard">* if,while等关键字与条件间隔一空格, 大括号参照函数形式;若条件多于2个,需要折行为每行一个</text:p>
      <text:p text:style-name="Standard">* 接口类前缀: CBInterface</text:p>
      <text:p text:style-name="Standard">* 代码注释只接受'/**...*/'</text:p>
      <text:p text:style-name="Standard">* 代码注释不接受非英文</text:p>
      <text:p text:style-name="Standard">* 代码行不允以空格结束</text:p>
      <text:p text:style-name="Standard"/>
      <text:p text:style-name="Standard"/>
      <text:h text:style-name="Heading_20_2" text:outline-level="2">- 代码版本管理约定</text:h>
      <text:p text:style-name="Standard">* 代码使用git进行管理</text:p>
      <text:p text:style-name="Standard">* 提交标题不接受非英文</text:p>
      <text:p text:style-name="Standard">* 提交标题下一行开始为提交内容,可使用中,英文(utf-8)</text:p>
      <text:p text:style-name="Standard">- 提交内容只能以如下文字开头:</text:p>
      <text:p text:style-name="Standard"><text:tab/>* 'added:' 有新文件添加</text:p>
      <text:p text:style-name="Standard"><text:tab/>* 'modified:' 文件被修改</text:p>
      <text:p text:style-name="Standard"><text:tab/>* 'removed:' 文件被删除</text:p>
      <text:p text:style-name="Standard">* 将需要提交的patch以附件形式发送到raiden.<text:a xlink:type="simple" xlink:href="mailto:ht@gmail.com">ht@gmail.com</text:a>,邮件标题为'CB 提交'</text:p>
      <text:p text:style-name="Standard">* 代码提交的patch需要添加提交者的签名和邮箱</text:p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8:24</meta:creation-date>
    <dc:date>2012-03-13T21:18:30</dc:date>
    <meta:editing-duration>PT36M38S</meta:editing-duration>
    <meta:editing-cycles>21</meta:editing-cycles>
    <meta:generator>LibreOffice/3.5$Linux_x86 LibreOffice_project/350m1$Build-13</meta:generator>
    <meta:document-statistic meta:table-count="0" meta:image-count="0" meta:object-count="0" meta:page-count="2" meta:paragraph-count="29" meta:word-count="193" meta:character-count="624" meta:non-whitespace-character-count="711"/>
  </office:meta>
</office:document-meta>
</file>